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502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stado inicial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gama</text:p>
          </table:table-cell>
          <table:table-cell office:value-type="string" table:style-name="ce1">
            <text:p>epsil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2</text:p>
          </table:table-cell>
          <table:table-cell office:value-type="float" office:value="0.5" table:style-name="ce1">
            <text:p>0,5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'</text:p>
          </table:table-cell>
          <table:table-cell office:value-type="string" table:style-name="ce1">
            <text:p>Q(s,a)</text:p>
          </table:table-cell>
          <table:table-cell office:value-type="string" table:style-name="ce3">
            <text:p>===</text:p>
          </table:table-cell>
          <table:table-cell office:value-type="string" table:style-name="ce1">
            <text:p>Q(s,a)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r</text:p>
          </table:table-cell>
          <table:table-cell office:value-type="string" table:style-name="ce1">
            <text:p>gama</text:p>
          </table:table-cell>
          <table:table-cell office:value-type="string" table:style-name="ce1">
            <text:p>maxQ(s',a')</text:p>
          </table:table-cell>
          <table:table-cell office:value-type="string" table:style-name="ce1">
            <text:p>Q(s,a)</text:p>
          </table:table-cell>
          <table:table-cell table:number-columns-repeated="1637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a3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s3</text:p>
          </table:table-cell>
          <table:table-cell office:value-type="float" office:value="-0.5" table:formula="of:=[.H7]+[.I7]*([.J7]+[.K7]*[.L7]-[.M7])" table:style-name="ce1">
            <text:p>-0,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3</text:p>
          </table:table-cell>
          <table:table-cell office:value-type="string" table:style-name="ce1">
            <text:p>a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s2</text:p>
          </table:table-cell>
          <table:table-cell office:value-type="float" office:value="-0.5" table:formula="of:=[.H8]+[.I8]*([.J8]+[.K8]*[.L8]-[.M8])" table:style-name="ce1">
            <text:p>-0,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a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1</text:p>
          </table:table-cell>
          <table:table-cell office:value-type="float" office:value="10" table:formula="of:=[.H9]+[.I9]*([.J9]+[.K9]*[.L9]-[.M9])" table:style-name="ce1">
            <text:p>1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20" table:style-name="ce1">
            <text:p>20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1</text:p>
          </table:table-cell>
          <table:table-cell office:value-type="string" table:style-name="ce1">
            <text:p>a2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s2</text:p>
          </table:table-cell>
          <table:table-cell office:value-type="float" office:value="-3" table:formula="of:=[.H10]+[.I10]*([.J10]+[.K10]*[.L10]-[.M10])" table:style-name="ce1">
            <text:p>-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-10" table:style-name="ce1">
            <text:p>-10</text:p>
          </table:table-cell>
          <table:table-cell office:value-type="float" office:value="0.4" table:style-name="ce1">
            <text:p>0,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a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1</text:p>
          </table:table-cell>
          <table:table-cell office:value-type="float" office:value="15" table:formula="of:=[.H11]+[.I11]*([.J11]+[.K11]*[.L11]-[.M11])" table:style-name="ce1">
            <text:p>1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5" table:style-name="ce1">
            <text:p>0,5</text:p>
          </table:table-cell>
          <table:table-cell office:value-type="float" office:value="20" table:style-name="ce1">
            <text:p>20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Luis Fonseca</meta:initial-creator>
    <dc:creator>Luis Fonseca</dc:creator>
    <meta:creation-date>2022-06-20T17:54:42Z</meta:creation-date>
    <dc:date>2022-06-20T19:47:11Z</dc:date>
  </office:meta>
</office:document-meta>
</file>